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 fo:font-size="12pt" fo:font-style="normal" fo:font-weight="normal" fo:background-color="transparent"/>
    </style:style>
    <style:style style:name="P2" style:family="paragraph" style:parent-style-name="Text_20_body">
      <style:paragraph-properties fo:margin-left="0cm" fo:margin-right="0cm" fo:text-align="justify" style:justify-single-word="false" fo:text-indent="1.249cm" style:auto-text-indent="false"/>
      <style:text-properties fo:font-variant="normal" fo:text-transform="none" fo:font-style="normal" fo:font-weight="normal"/>
    </style:style>
    <style:style style:name="P3" style:family="paragraph" style:parent-style-name="Text_20_body">
      <style:paragraph-properties fo:margin-left="0cm" fo:margin-right="0cm" fo:text-align="justify" style:justify-single-word="false" fo:text-indent="1.249cm" style:auto-text-indent="false"/>
    </style:style>
    <style:style style:name="P4" style:family="paragraph" style:parent-style-name="Text_20_body">
      <style:paragraph-properties fo:margin-left="2.117cm" fo:margin-right="0cm" fo:text-indent="0cm" style:auto-text-indent="false"/>
      <style:text-properties fo:font-variant="normal" fo:text-transform="none" style:font-name="Times New Roman" fo:font-size="12pt" fo:font-style="normal" fo:font-weight="normal" fo:background-color="transparent"/>
    </style:style>
    <style:style style:name="P5" style:family="paragraph" style:parent-style-name="Text_20_body">
      <style:paragraph-properties fo:margin-left="2.117cm" fo:margin-right="0cm" fo:text-align="justify" style:justify-single-word="false" fo:text-indent="0cm" style:auto-text-indent="false"/>
      <style:text-properties fo:font-variant="normal" fo:text-transform="none" style:font-name="Times New Roman" fo:font-size="12pt" fo:font-style="normal" fo:font-weight="normal" fo:background-color="transparent"/>
    </style:style>
    <style:style style:name="P6" style:family="paragraph" style:parent-style-name="Text_20_body">
      <style:paragraph-properties fo:margin-left="3.175cm" fo:margin-right="0cm" fo:text-align="justify" style:justify-single-word="false" fo:text-indent="0cm" style:auto-text-indent="false"/>
    </style:style>
    <style:style style:name="T1" style:family="text">
      <style:text-properties fo:font-variant="normal" fo:text-transform="none" style:font-name="serif" fo:font-size="10.5pt" fo:font-style="normal" fo:font-weight="normal"/>
    </style:style>
    <style:style style:name="T2" style:family="text">
      <style:text-properties fo:font-variant="normal" fo:text-transform="none" fo:font-size="10.5pt" fo:font-style="normal" fo:font-weight="normal"/>
    </style:style>
    <style:style style:name="T3" style:family="text">
      <style:text-properties fo:font-variant="normal" fo:text-transform="none" fo:font-style="normal" fo:font-weight="normal"/>
    </style:style>
    <style:style style:name="T4" style:family="text">
      <style:text-properties fo:font-variant="normal" fo:text-transform="none" fo:font-style="normal" fo:font-weight="normal" fo:background-color="transparent" loext:char-shading-value="0"/>
    </style:style>
    <style:style style:name="T5" style:family="text">
      <style:text-properties fo:font-variant="normal" fo:text-transform="none" style:font-name="Times New Roman" fo:font-size="12pt" fo:font-style="normal" fo:font-weight="normal" fo:background-color="transparent" loext:char-shading-value="0"/>
    </style:style>
    <style:style style:name="T6" style:family="text">
      <style:text-properties style:font-name="Times New Roman" fo:font-size="12pt"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tam os autos de processo de execução de pena unificada em 10 (dez) anos e 03 (três) meses de reclusão, em regime fechado, por crimes dos arts. 289, §1º, 304 e 297 do CP, fatos ocorridos em 26/06/2000 e 05/08/2013.</text:p>
      <text:p text:style-name="P1">A sentença condenatória que impôs pena de 07 (sete) anos e 06 (seis) meses de reclusão (processo n° 0000785-98.2003.4.05.8400) foi publicada em 31/08/2006, cujo acórdão transitou em julgado para ambas as partes em 13/11/2007, enquanto que a sentença da pena de 02 (dois) anos e 09 (nove) meses foi publicada em 17/03/2014, tendo o acórdão transitado em julgado em 02/04/2018 (processo nº 0810994-68.2018.4.05.8400), tendo o apenado sido preso para início do cumprimento das execuções em 18/09/2019.</text:p>
      <text:p text:style-name="P1">Ao evento 33, o apenado, por intermédio de seu advogado, juntou petição requerendo o reconhecimento da prescrição da pretensão punitiva das penas, devendo ser declarada a extinção  da punibilidade.</text:p>
      <text:p text:style-name="P1">Interveio o Ministério Público opinando pelo indeferimento do pedido (evento 36.1).</text:p>
      <text:p text:style-name="P1">Relatados.</text:p>
      <text:p text:style-name="P1">De antemão, observo que a defesa aduz excesso no lapso temporal entre o trânsito em julgado para a acusação e o início do cumprimento da sentença, motivo pelo qual deve ser declarada a prescrição. Entretanto, configura-se como causa interruptiva da prescrição a reincidência (art. 117, VI, CP), devendo o prazo começar a correr novamente a partir do dia da interrupção.</text:p>
      <text:p text:style-name="P1">No caso em tela, após transitado em julgado o acórdão do primeiro processo (dia 13/11/2007), o apenado cometera novo crime no dia 05/08/2013, originando o processo nº 0810994-68.2018.4.05.8400 e configurando, assim, o instituto da reincidência, reconhecido na sentença condenatória do evento 1.3, pv. 48. </text:p>
      <text:p text:style-name="P1">Desse modo, a reincidência da data 05/08/2013 é o último marco interruptivo. Portanto, passo à análise da prescrição.</text:p>
      <text:p text:style-name="P1">Prescrição penal é a perda do poder-dever de punir do Estado pelo não exercício da pretensão punitiva ou da pretensão executória durante certo lapso de tempo, sendo a primeira, que ocorre antes de transitar em julgado a sentença, regulada pelo art. 109 do Código Penal, e a outra, que tem seu prazo em curso após o trânsito em julgado da sentença condenatória, disciplinada no art. 110 do mesmo estatuto.</text:p>
      <text:p text:style-name="P1">Saliente-se que o trânsito em julgado a se considerar deve ser para ambas as partes, consoante entendimento do STF:</text:p>
      <text:p text:style-name="P4">RECURSO ESPECIAL. PRERROGATIVA DE FORO. PRESCRIÇÃO. INOCORRÊNCIA. TERMO INICIAL. DEMAIS TESES RECURSAIS REJEITADAS. IMEDIATA EXECUÇÃO DA PENA. I. TERMO INICIAL DA PRETENSÃO EXECUTÓRIA. 1. A prescrição da pretensão executória pressupõe a inércia do titular do direito de punir. (...). 2. O entendimento defensivo de que a prescrição da pretensão executória se inicia com o trânsito em julgado para a acusação viola o direito fundamental à inafastabilidade da jurisdição que pressupõe a existência de uma tutela jurisdicional efetiva, ou melhor, uma justiça efetiva. (...) 4. Desse modo, se não houve ainda o trânsito em julgado para ambas as partes, não há falar-se em prescrição da pretensão executória. (...) (RE 696533, Relator (a): Min. LUIZ FUX, Relator (a) p/ <text:soft-page-break/>Acórdão. Min. ROBERTO BARROSO, Primeira Turma, julgado em 06/02/2018, PROCESSO ELETRÔNICO DJe-041 DIVULG 02-03-2018 PUBLIC 05-03-2018)</text:p>
      <text:p text:style-name="P1">Observo, contudo, que mesmo na hipótese de unificação de penas, a incidência da pretensão estatal para a execução deve ser feita isoladamente para cada crime. Nesse sentido é a jurisprudência do Superior Tribunal de Justiça:</text:p>
      <text:p text:style-name="P5">HABEAS CORPUS. PROCESSO PENAL. FURTO E QUADRILHA. PRESCRIÇÃO DA PRETENSÃO EXECUTÓRIA. INOCORRÊNCIA. ANÁLISE QUE DEVE OCORRER PARA CADA DELITO PRATICADO ISOLADAMENTE.1. A análise da pretensão da prescrição executória deve ser realizada para cada delito praticado isoladamente, inclusive, no caso de concurso de crimes.2. O art. 109, do Código Penal, em seu inciso IV, prescreve o prazo prescricional de 08 (oito) anos tanto para o delito de furto quanto para o de quadrilha, em face da pena concretizada a cada um dos delitos ser superior a 02 (dois) anos e não exceder a 04 (quatro)anos. Ocorre que, na hipótese, aplica-se o art. 110, do Código Penal, pois a sentença condenatória reconheceu a reincidência do Paciente, incidindo, assim, o acréscimo de 1/3 no referido prazo,resultando no prazo prescricional de 10 (dez) anos e 08 (oito) meses.3. Considerando-se como último marco interruptivo da prescrição o dia da interrupção da execução da pena do Paciente, conforme dicção do art. 112, inciso II, do Código Penal, não se caracteriza a extinção da punibilidade pela prescrição da pretensão executória em relação ao crime de quadrilha, uma vez que não transcorreu o lapso temporal superior a 10 (dez) anos e 08 (oito) meses desde o último marco interruptivo.4. Caso se aplique, simultaneamente, o mesmo prazo de prescrição em ambas as penas, como pretende a Defesa, o decurso de tempo necessário à extinção da punibilidade seria desproporcional ao total de pena obtido do concurso de crimes.5. Habeas corpus denegado. (STJ, HC 92069 / RO HABEAS CORPUS 2007/0236368-6 . 2010)</text:p>
      <text:p text:style-name="P1">Destarte, relativamente à condenação correspondente ao crime mais grave – cujo cumprimento, portanto, deve se dar em primeiro lugar, a data da reincidência configura-se a data-base sobre a qual deve ser analisada a prescrição punitiva.</text:p>
      <text:p text:style-name="P1">No caso, foi o réu, então reincidente e maior de 21 anos, condenado a 04 (quatro) anos e 06 (seis) meses de reclusão quanto ao crime do art. 289, §1º, do CP, no processo n° 0000785-98.2003.4.05.8400, regulando-se a prescrição pela pena aplicada, incidindo, assim, a pretensão executória de doze anos (Código Penal, arts. 109, III).</text:p>
      <text:p text:style-name="P1">Entretanto, o referido prazo deve ser aumentado em 1/3 (um terço), em virtude da reincidência do apenado, conforme disciplina o art. 110, "caput", do CP, totalizando, assim, um prazo de dezesseis anos.</text:p>
      <text:p text:style-name="P1">Portanto, posto datar a reincidência, último marco interruptivo de 05/08/2013 (art. 117, VI, do CP) e sendo o prazo aplicável de dezesseis anos, depreende-se que este decorrerá somente em 04/08/2029.</text:p>
      <text:p text:style-name="P1">Outrossim, quanto à pena de 03 (três) anos de reclusão relativa ao crime do art. 304 do CP no processo nº 0000785-98.2003.4.05.8400, o sentenciado não iniciou o cumprimento, portanto, no caso, a prescrição punitiva regula-se pela pena aplicada, conforme art. 110, do CP, incidindo a pretensão executória de oito anos (Código Penal, arts. 109, IV), aumentada de um terço, <text:soft-page-break/>alcanaçando-se dez anos e oito meses, prazo esse que decorreria apenas em 04/04/2024. Senão, vejamos:</text:p>
      <text:p text:style-name="P5">HABEAS CORPUS. ARTS. 180, § 1º; 311 (DUAS VEZES); E 288, PARÁGRAFO ÚNICO, TODOS DO CÓDIGO PENAL, EM CONCURSO MATERIAL. PRESCRIÇÃO EXECUTÓRIA RELATIVA AO CRIME DE QUADRILHA MAJORADO. INOCORRÊNCIA. ART. 110, DO CÓDIGO PENAL. (...). HABEAS CORPUS PARCIALMENTE CONHECIDO E, NESSA EXTENSÃO, DENEGADO. 1. Após o trânsito em julgado da sentença condenatória, o prazo para a prescrição executória regula-se pelo total de pena aplicada (art. 110, do Código Penal). (…) (HC 238.100/SC, Rel. Ministra LAURITA VAZ, QUINTA TURMA, julgado em 06/08/2013, DJe 13/08/2013) </text:p>
      <text:p text:style-name="P1">Por conseguinte, quanto ao processo nº 0810994-68.2018.4.05.8400, que condenou o réu a uma pena de 02 (dois) anos e 09 (nove) meses, pelo delito capitulado no art. 297 do CP, a publicação do acórdão, qual seja 11/01/2018, caracteriza-se como marco interruptivo da prescrição punitiva, consoante entendimento do STF:</text:p>
      <text:p text:style-name="P6"><text:span text:style-name="T1">AGRAVO REGIMENTAL NO RECURSOEXTRAORDINÁRIO. PRESCRIÇÃO DA PRETENSÃO PUNITIVA.</text:span><text:span text:style-name="T2"> </text:span><text:span text:style-name="T1">ACÓRDÃO CONFIRMATÓRIO DE SENTENÇA CONDENATÓRIA. INTERRUPÇÃO DO PRAZO PRESCRICIONAL. POSSIBILIDADE.AUSÊNCIA DE INÉRCIA DO ESTADO. RESPEITO AO DEVIDOPROCESSO LEGAL. (...) </text:span><text:span text:style-name="T2"> </text:span><text:span text:style-name="T1">2. Não obstante a posição de parte da doutrina, o Código Penal não faz distinção entre acórdão condenatório inicial e acórdão condenatório confirmatório da decisão. Não há, sistematicamente, justificativa para</text:span><text:span text:style-name="T2"> </text:span><text:span text:style-name="T1">tratamentos díspares.3. A ideia de prescrição está vinculada à inércia</text:span><text:span text:style-name="T2"> </text:span><text:span text:style-name="T1">estatal e o que exist ena confirmação da condenação é a atuação</text:span><text:span text:style-name="T2"> </text:span><text:span text:style-name="T1">do Tribunal.Consequentemente, </text:span><text:span text:style-name="Strong_20_Emphasis"><text:span text:style-name="T1">se o Estado não está inerte, há necessidade de se interromper a prescrição para o cumprimento do devido processo legal</text:span></text:span><text:span text:style-name="T1">.</text:span><text:span text:style-name="T3"> </text:span></text:p>
      <text:p text:style-name="P2">Dessa forma, incidirá a pretensão executória de oito anos <text:span text:style-name="T6">(Código Penal, arts. 109, IV), acrescido de um terço, resultando em dez anos e oito meses, que transcorreria apenas em 10/03/2045.</text:span></text:p>
      <text:p text:style-name="P3"><text:span text:style-name="T5">Isto posto, em conssonância com o parecer do Ministério Público, não ultrapassado os prazos prescricionais, </text:span><text:span text:style-name="Strong_20_Emphasis"><text:span text:style-name="T5">indefiro o pedido de reconhecimento da prescrição</text:span></text:span><text:span text:style-name="Strong_20_Emphasis"><text:span text:style-name="T4"> </text:span></text:span><text:span text:style-name="Strong_20_Emphasis"><text:span text:style-name="T5">da pena privativa de liberdade executada neste autos</text:span></text:span><text:span text:style-name="T5">.</text:span></text:p>
      <text:p text:style-name="P1">P.R.I. À Secretaria, em atenção ao parecer do Ministério Público, para oficiar a 3ª Vara Criminal de Natal e a Comarca de Tangará informando a respeito do local de custódia do apenado, conforme certidão ao evento 4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14:27:32.925000000</meta:creation-date>
    <dc:date>2019-12-04T14:28:00.766000000</dc:date>
    <meta:editing-duration>PT28S</meta:editing-duration>
    <meta:editing-cycles>1</meta:editing-cycles>
    <meta:document-statistic meta:table-count="0" meta:image-count="0" meta:object-count="0" meta:page-count="3" meta:paragraph-count="24" meta:word-count="1340" meta:character-count="8681" meta:non-whitespace-character-count="7359"/>
    <meta:generator>LibreOffice/6.0.3.2$Windows_X86_64 LibreOffice_project/8f48d515416608e3a835360314dac7e47fd0b821</meta:generator>
  </office:meta>
</office:document-meta>
</file>